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1" style:text-underline-style="none"/>
    </style:style>
    <style:style style:name="T5" style:family="text">
      <style:text-properties style:text-line-through-style="solid" style:font-name="Times New Roman1" style:text-underline-style="none"/>
    </style:style>
    <style:style style:name="T6" style:family="text">
      <style:text-properties style:text-line-through-style="none" style:font-name="Times New Roman1" style:text-underline-style="none"/>
    </style:style>
    <style:style style:name="T7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8" style:family="text">
      <style:text-properties style:text-line-through-style="none" style:text-position="super 58%" style:font-name="Times New Roman1" style:text-underline-style="none"/>
    </style:style>
    <style:style style:name="T9" style:family="text">
      <style:text-properties style:text-line-through-style="none" style:text-position="0% 100%" style:font-name="Times New Roman1" style:text-underline-style="none"/>
    </style:style>
    <style:style style:name="T10" style:family="text">
      <style:text-properties style:text-position="0% 100%"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text:tab/>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ohanan Ben Zaccka<text:span text:style-name="T2">ï</text:span>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/</text:p>
      <text:p text:style-name="P2">45/</text:p>
      <text:p text:style-name="P2"/>
      <text:p text:style-name="P3">[Page 1]</text:p>
      <text:p text:style-name="P3">There are persons whose individuality is so strongly/ marked, that their history becomes the history of/ a new era. <text:s/>In the course of my occasional brief lectures/ in the schools of Judea, I have, at times, set to view/ characters that left among us impressions ever enduring./ <text:s/>Such were, for instance, Johanan Ben Zaccka<text:span text:style-name="T2">ï, whose/ escape from Jerusalem when all hopes for political/ safety had died out, was the means of preserving/ Judaism from extinction by the establishment of Rabbin-/-ical schools beyond the capital. <text:s/>Such were Akiba/ the martyred Sage and his disciple Meir, who impart-/-ed a fresh impulse to our national learning; but no/ one created so marked an epoch in our annals like Judah the/ descendant of Hillel the elder, and therefore called </text:span><text:span text:style-name="T3">Han-</text:span><text:span text:style-name="T4">/ </text:span><text:span text:style-name="T3">-nasi</text:span><text:span text:style-name="T4"> "the prince". <text:s/>That he grew to be singularly/ famous, it is due to the circumstance which led him/ to commit to writing most of the traditions orally com-/-municated by the fathers, and known in their codified/ form under the general title of "Mishnah." <text:s/>Judah/ son of Simon </text:span><text:span text:style-name="T5">III</text:span><text:span text:style-name="T6">, was not the first to make memo-/-randa of religious rules thus transmitted from age/</text:span></text:p>
      <text:p text:style-name="P3"><text:span text:style-name="T6"/></text:p>
      <text:p text:style-name="P3"><text:span text:style-name="T6">[Page 2]</text:span></text:p>
      <text:p text:style-name="P3"><text:span text:style-name="T6">to age. <text:s/>Others before him had </text:span><text:span text:style-name="T5">adopted</text:span><text:span text:style-name="T6"> followed the same/ plan to help their memory, for it was naturally/ impossible to store in one's mind all the teachings,/ which since the days of Ezra had come </text:span><text:soft-page-break/><text:span text:style-name="T6">down to poste-/-rity, even admitting with the Talmudists that the Sages of antiquity did/ possess extraordinary retentive faculties. <text:s/>But Ju-/-dah undertook what none had attempted. <text:s/>He laid out/ in a somewhat methodical order a voluminous work/ divided into six parts, </text:span><text:span text:style-name="T5">with</text:span><text:span text:style-name="T6"> holding more than sixty treatises,/ and over five hundred chapters. <text:s/>It remains yet/ an open question, whether the Mishnah was in/ reality written out by that renowned Rabbi as an authority to posterity, not-/-withstanding the aversion, and, according to many,/ notwithstanding the actual prohibition to put to writing/ for general use more than the Bible. <text:s/>Those who/ believe that the illustrious Sage did so, argue that/ he found it necessary, so as to prevent national troubles/ and voluntary or compulsory emigration from wiping/ out the memorial of ordinances which had been kept/ up for centuries. <text:s/>Others, again, are of opinion that/ Judah the Prince intended the Mishnah for his own/ personal guide in the instruction of scholars, but that/ in the lapse of time what he had meant for private/</text:span></text:p>
      <text:p text:style-name="P3"><text:span text:style-name="T6"/></text:p>
      <text:p text:style-name="P3"><text:span text:style-name="T6">[Page 3]</text:span></text:p>
      <text:p text:style-name="P3"><text:span text:style-name="T6">reference, was deemed by his disciples the best arraigned/ codification of oral laws, and it was universally adopted./ <text:s/>Whatever judgment be the correct, it is undeniable that/ without the aid of the Mishnah we could not intelligently carry/ out the precepts of Holy Writ. <text:s/>Thus, we could under-/-stand neither what constitutes a work prohibited on/ Sabbaths and holidays, nor how to nationally observe/ solemn fasts and festivals. <text:s/>The service at the Synagogue,/ marriage regulations, dietary prescriptions and a large/ number of ordinances </text:span><text:span text:style-name="T5">followed</text:span><text:span text:style-name="T6"> adhered to by our people in their/ domestic and communal relations, would be unknown,/ for, about some </text:span><text:span text:style-name="T5">our Bible is silent</text:span><text:span text:style-name="T6"> the letter of the Bible does not furnish a date, and about others/ it has expressed itself in very general terms and/ concisely, relying undoubtedly on oral instruction for/ a proper application. <text:s/>Then the Mishnah contains/ a vast deal of an historical and moral character, while/ it is invaluable from a linguistic standpoint./ <text:s/>To Judah, deservedly styled by way of eminence "our/ teacher the holy" </text:span><text:span text:style-name="T7">Rabbiner Ha-Kadosh</text:span><text:span text:style-name="T6">, belongs the/ merit of having preserved the bulk of ancestral teach-/-ings, and </text:span><text:span text:style-name="T5">to</text:span><text:span text:style-name="T6"> of having indirectly originated a new and/ </text:span></text:p>
      <text:p text:style-name="P3"><text:span text:style-name="T6"/></text:p>
      <text:p text:style-name="P3"><text:span text:style-name="T6">[Page 4]</text:span></text:p>
      <text:p text:style-name="P3"><text:span text:style-name="T6">inexhaustible literature, for, as all are aware,/ the Mishnah forms the text of the Gemara,--/ both being together termed Talmud."/</text:span></text:p>
      <text:p text:style-name="P3"><text:span text:style-name="T6">The vicissitudes to which our predecessors were ex-/-posed under Roman </text:span><text:span text:style-name="T5">rule</text:span><text:span text:style-name="T6"> dominion, necessitated a frequent/ change in our ancient seat of learning. <text:s/>It was/ at Tiberius in Galilee, which city Herod Antipas,/ son of Herod the great had built, and which he/ called so in honor of the Roman emperor Tiberius,/ that the Mishnah was </text:span><text:span text:style-name="T5">computed</text:span><text:span text:style-name="T6"> formulated. <text:s/>In later/ days, Rabbi Judah, whose health, was always deli-/-cate, removed to Sepohris--a more mountainous and/ healthful climate. <text:s/>But wherever he resided,/ men flocked to receive his tuition. <text:s/>He gave with/ gladness of the immense erudition possessed, for,/ as wisely </text:span><text:span text:style-name="T5">and</text:span><text:span text:style-name="T6"> as modestly, he confessed that questions/ submitted to us by the inquiring minds of our pupils,/ add incalculably to our stock of knowledge. <text:s/>He/ was in the habit of saying: "Much I have learned/ from my preceptors, still more from my associates, but/ I owe most to my pupils."/ <text:s/>His love for study/ and for students was so deep, that he </text:span><text:span text:style-name="T5">gave [?]</text:span><text:span text:style-name="T6"> dispensed generously/ of his means for the support of indigent scholars,/</text:span></text:p>
      <text:p text:style-name="P3"><text:span text:style-name="T6"/></text:p>
      <text:p text:style-name="P3"><text:span text:style-name="T6">[Page 5]</text:span></text:p>
      <text:p text:style-name="P3"><text:span text:style-name="T6">but his fondness of sacred literature led him, on/ one occasion, very nearly to the commission of a/ grievous wrong. <text:s/>A famine had spread all over/ the country. <text:s/>Judah the Prince, who was rich, ordered/ the following announcement to be made in his/ name, "Whosoever has become familiar with the Bible/ or with our traditions in their various forms and charact-/-ers, </text:span><text:span text:style-name="T5">shall</text:span><text:span text:style-name="T6"> may apply to me, and he will receive assistance."/ <text:s/>When a person called for aid, he was asked concerning/ his acquaintance with Hebrew lore. <text:s/>It fared ill with/ the illiterate. <text:s/>But the injustice of such a pro-/-cedure, did not escape the attention of a very learned/ scholar. <text:s/>He was poor, but at the same time loth to/ make capital of his </text:span><text:soft-page-break/><text:span text:style-name="T6">literary acquirements. <text:s/>He sought/ relief. <text:s/>Being questioned about his abilities, he disclaimed/ the possession of any, but insisted upon obtaining help/ as one of God's creatures. <text:s/>"Feed me" said he, "as thou/ wouldst feed a hungry dog, or a famished raven."/ <text:s/>Rabbi Judah was moved by the appeal and consented, still he regret-/-ted to have favored a supposed ignorant man. <text:s/>Soon,/ however, the Sage discovered his error, and profited by the/ lesson which the applicant feigning illiteracy had taught him,/ recalled his first order, and let every one in need be assisted./</text:span></text:p>
      <text:p text:style-name="P3"><text:span text:style-name="T6"/></text:p>
      <text:p text:style-name="P3"><text:span text:style-name="T6">[Page 6]</text:span></text:p>
      <text:p text:style-name="P3"><text:span text:style-name="T6">Beautiful </text:span><text:span text:style-name="T5">are the maxims</text:span><text:span text:style-name="T6"> as his life, so was the character of the tuition which the worthy/ descendant of the meek Hillel inculcated. <text:s/>Most/ significant is </text:span><text:span text:style-name="T5">the</text:span><text:span text:style-name="T6"> one of his aphorisms, which reads thus:/ "Man! weight in even scales the temporal loss which/ thou mayest bear by the performance of righteousness,/ and the gain which thou mayest enjoy by following/ wickedness, then consider three things and thou wilt/ avoid sin. <text:s/>Know that there is above thee, an eye ever/ open, an ear ever listening, and a volume ever un-/-folded to register all thy deeds." <text:s/>Of a nature intensely/ devotional, our Judah was in the habit of making/ at the conclusion of his customary prayers an invocation,/ which has been embodied in the ritual still adhered to by con-/-servative Jews. <text:s/>It runs so: "May it be Thy will O Lord/ our God! to deliver me this day and always from arro-/-gance and from the arrogant, from an evil person and/ a malicious opponent, from a severe judgment, and/ a severe judge, whether he be one of Thy covenant peo-/-ple or a non-Israelite." <text:s/>Now, some may consider it/ an exaggeration on the part of the successors of Judah,/ to have written that at his death there died piety/</text:span></text:p>
      <text:p text:style-name="P3"><text:span text:style-name="T6"/></text:p>
      <text:p text:style-name="P3"><text:span text:style-name="T6">[Page 7]</text:span></text:p>
      <text:p text:style-name="P6"><text:span text:style-name="T4">piety</text:span><text:span text:style-name="T6"> and humility, but certainly the last words and/ the last will of that great man, who stood up full/ thirty years for his religion and his fellow religionists,/ prove him entitled to high encomium. <text:s/>Having/ resignedly suffered bodily pains for a long time, when/ he felt that the end was approaching, he sent for/ his children and his colleagues. <text:s/></text:span><text:span text:style-name="T4">Raising</text:span><text:span text:style-name="T6"> Lifting up his/ hands, and stretching out his ten fingers, he exclaimed:/ "Sovereign of the Universe! <text:s/>Thou, the all-seeing, knowest/ that I have labored with these, and that I have/ not derived the slightest material compensation from/ my endeavours; only for Thy glory have I worked./ <text:s/>Grant, I beseech Thee, that spiritual peace be my/ reward." <text:s/>Then turning to his sons, he gave them directions/ how to proceed in the government of academical and/ </text:span><text:span text:style-name="T4">national</text:span><text:span text:style-name="T6"> Synedrial affairs, bid them pay their mother the highest/ respect, and keep the house in the usual order as if/ he were alive. <text:s/>To the Rabbis whom he had summoned,/ he ordered that his burial and obsequies be inexpensive/ and unostentatious, and that two of his servants, who/ had faithfully waited on him in life, should follow/ his mortal remains to their resting place. <text:s/>Like/ Gamliel of Jammia his honored grand-sire, and Simon III his father,/</text:span></text:p>
      <text:p text:style-name="P6"><text:span text:style-name="T6"/></text:p>
      <text:p text:style-name="P6"><text:span text:style-name="T6">[Page 8]</text:span></text:p>
      <text:p text:style-name="P6"><text:span text:style-name="T6">who deprecated under all circumstances extravagance at funerals and the/ waste of gold in the erection of tombstones, so our holy/ teacher </text:span><text:span text:style-name="T7">Rabbim Hakkadosh</text:span><text:span text:style-name="T6">, recognized the wisdom/ of living godly and the folly of being </text:span><text:span text:style-name="T4">entombed</text:span><text:span text:style-name="T6"> interred luxuriou-/-sly. <text:s/>If asked, those ancient preceptors of ours would/ have advised the purchase of everlasting merits with/ that gold, by bestowing it on institutions of learning,/ of industry and of charity. <text:s/>The venera-/-tion in which the guardian and perpetuator of ancestral/ traditions was held, revealed itself extraordinarily at/ his decease. <text:s/>Though some of his disciples were informed/ that their Master had gone to heaven, no one ventured/ to spread abroad the report. <text:s/>At length </text:span><text:span text:style-name="T4">of</text:span><text:span text:style-name="T6"> one of the/ pupils, noted for his versatile mind cried out: "Archan-/-gels and their adversaries engaged in a severe </text:span><text:span text:style-name="T4">combat</text:span><text:span text:style-name="T6"> contest, who/ shall </text:span><text:span text:style-name="T4">seize</text:span><text:span text:style-name="T6"> lay hold of the holy ark? <text:s/>Archangels </text:span><text:span text:style-name="T4">bore</text:span><text:span text:style-name="T6"> bared their/ arms, and won the glorious victory, they </text:span><text:span text:style-name="T4">laid strong hold of</text:span><text:span text:style-name="T6"> seized/ the ark of God." <text:s/>The people understood it, and sobbingly/ </text:span><text:span text:style-name="T4">lamented</text:span><text:span text:style-name="T6"> exclaimed "He is gone, he is gone, our holy teacher is gone"./ <text:s/>With the demise of Rabbi Judah, the period of Mishnic Sages, or </text:span><text:span text:style-name="T7">Tannaim</text:span><text:span text:style-name="T6">/ closed, &amp; that of </text:span><text:soft-page-break/><text:span text:style-name="T6">Talmudical sages, or </text:span><text:span text:style-name="T7">Emoraim</text:span><text:span text:style-name="T6">, commenced./</text:span></text:p>
      <text:p text:style-name="P6"><text:span text:style-name="T6"/></text:p>
      <text:p text:style-name="P6"><text:span text:style-name="T6">[Page 9]</text:span></text:p>
      <text:p text:style-name="P6"><text:span text:style-name="T6">I cannot conclude my remarks, without paying a tribute of respect to the/ memory of a disciple of our Rabbi, the holy. <text:s/>Jacob Frankel of Philadelphia/ copied the moral standard once set forth by the immortal teacher of sephoris./ <text:s/>The Cantor of the </text:span><text:span text:style-name="T7">Rodef Shalom</text:span><text:span text:style-name="T6"> congregation never laid claims to natural talents/ and scholarly attainments. <text:s/>He understood the limits of his knowledge,/ and kept within bounds. <text:s/>Yet, he remarkably illustrated the truth that/ character exceeds learning in value beyond calculation. <text:s/>Genial in his inter-/-course, kind in his speech, tender hearted towards the needy, he won the/ esteem of a far more extended circle than that of his own constituents./ <text:s/>And how very acceptable the performance </text:span><text:span text:style-name="T4">the</text:span><text:span text:style-name="T6"> of his offices! <text:s/>At the sacred/ desk, where he sang the praises of God, his bearing, his mellifluously/ sweet voice inspired reverence. <text:s/>Out of the Sanctuary; in the usual walks/ of life, his commanding appearance, his friendly smile made him uni-/-versally welcome. <text:s/>On occasions of joy, either in a ministerial capa-/-city, or as an invited guest, he always strove to add pleasure to the pre-/-vailing pleasure. <text:s/>In time of affliction, his sterling sympathies acted/ as a balm to the sorrow-stricken. <text:s/>My intercourse </text:span><text:span text:style-name="T4">with</text:span><text:span text:style-name="T6">/ with</text:span><text:span text:style-name="T8">2</text:span><text:span text:style-name="T9"> that venerable colleague, </text:span><text:span text:style-name="T10">existing for</text:span><text:span text:style-name="T8">1</text:span><text:span text:style-name="T9"> of nearly thirty six years, has</text:span><text:span text:style-name="T8">3</text:span><text:span text:style-name="T9">/ been uninterruptedly agreeable. <text:s/>I had cause to discover in him an honest/ and truthful man. <text:s/>Privileged to call on him when he became the recipient/ of congregational tokens of regard &amp; he felt happy, &amp; when sickness &amp; trials depres-/-sed his spirits, I invariably found Jacob Frankel a meek and God-fearing Israelite./ <text:s/>If, as </text:span><text:span text:style-name="T10">as</text:span><text:span text:style-name="T9"> taught by the Talmudists, the prayer of a whole population will surely/ be heard in heaven [Hebrew], the soul of my noble hearted colleague will now rise/ [Hebrew] to the realms where the saints &amp; pure shine like the firmament./ <text:s/>May it be so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7T11:22:59.46</meta:creation-date>
    <meta:document-statistic meta:table-count="0" meta:image-count="0" meta:object-count="0" meta:page-count="5" meta:paragraph-count="82" meta:word-count="2111" meta:character-count="13115"/>
    <dc:date>2013-01-07T13:33:32.62</dc:date>
    <meta:editing-duration>PT7M51S</meta:editing-duration>
    <meta:editing-cycles>1</meta:editing-cycles>
    <meta:generator>OpenOffice.org/3.4.1$Win32 OpenOffice.org_project/341m1$Build-9593</meta:generator>
  </office:meta>
</office:document-meta>
</file>